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d9f5" officeooo:paragraph-rsid="001dd9f5"/>
    </style:style>
    <style:style style:name="P2" style:family="paragraph" style:parent-style-name="Standard">
      <style:text-properties officeooo:paragraph-rsid="001f33a6"/>
    </style:style>
    <style:style style:name="P3" style:family="paragraph" style:parent-style-name="Standard">
      <style:text-properties officeooo:rsid="001f33a6" officeooo:paragraph-rsid="001f33a6"/>
    </style:style>
    <style:style style:name="T1" style:family="text">
      <style:text-properties officeooo:rsid="001dd9f5"/>
    </style:style>
    <style:style style:name="T2" style:family="text">
      <style:text-properties officeooo:rsid="001f3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ndo os pontos de controle.</text:p>
      <text:p text:style-name="P1"/>
      <text:p text:style-name="P1"><text:s/>GLfloat ctrlpoints[6][3] = {</text:p>
      <text:p text:style-name="P1"><text:s text:c="4"/>{ 2.0, 2.0, 0.0}, { 2.0, 3.0, 0.0},</text:p>
      <text:p text:style-name="P1"><text:s text:c="4"/>{4.0, 3.0, 0.0}, {4.0, 1.0, 0.0},</text:p>
      <text:p text:style-name="P1"><text:s text:c="4"/>{2.0, 1.0, 0.0},{2.0, 2.0, 0.0}};</text:p>
      <text:p text:style-name="P1"/>
      <text:p text:style-name="P1"/>
      <text:p text:style-name="P1">Criar uma matriz de cálculo (função para a curva): glMap1f(). </text:p>
      <text:p text:style-name="P2"><text:span text:style-name="T1">Habilita o </text:span>evaluator<text:span text:style-name="T1">. </text:span></text:p>
      <text:p text:style-name="P1"/>
      <text:p text:style-name="P1">glMap1f(GL_MAP1_VERTEX_3, 0.0, 1.0, 3, 6, &amp;ctrlpoints[0][0]);</text:p>
      <text:p text:style-name="P1">glEnable(GL_MAP1_VERTEX_3);</text:p>
      <text:p text:style-name="P1"/>
      <text:p text:style-name="P1"/>
      <text:p text:style-name="P2"><text:span text:style-name="T2">Faz o desenho e</text:span> avaliar <text:span text:style-name="T2">os</text:span> pontos da curva a cada instante. </text:p>
      <text:p text:style-name="P1"/>
      <text:p text:style-name="P3"><text:s/>glBegin(GL_LINE_STRIP);</text:p>
      <text:p text:style-name="P3"><text:s text:c="2"/>for (i = 0; i &lt;= 30; i++)</text:p>
      <text:p text:style-name="P3"><text:s text:c="2"/>glEvalCoord1f((GLfloat) i/30.0);</text:p>
      <text:p text:style-name="P3"><text:s text:c="2"/>glEnd();</text:p>
      <text:p text:style-name="P1"/>
      <text:p text:style-name="P1"/>
      <text:p text:style-name="P1"/>
      <text:p text:style-name="P1">Desenho é feito com uma grade bidimensional e com um evaluator para cada curva. Processo: 1. Definir pontos de controle das curvas 2. Criar uma matriz de cálculo (função para as curva): glMap2f(). 3. Habilitar evaluator e criar grade para as curvas. Comandos: glEnable(GL_MAP2_VERTEX_3), glMapGrid2() e glEvalMesh2(); 4.glEvalMesh2(GL_LINE) desenha superfícies com linhas e glEvalMesh2(GL_FILL) desenha preenchida. 5.glEnable(GL_AUTO_NORMAL) computa normais automaticam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2:12:59.495000000</meta:creation-date>
    <dc:date>2016-06-08T13:02:22.970000000</dc:date>
    <meta:editing-duration>PT19M3S</meta:editing-duration>
    <meta:editing-cycles>1</meta:editing-cycles>
    <meta:document-statistic meta:table-count="0" meta:image-count="0" meta:object-count="0" meta:page-count="1" meta:paragraph-count="15" meta:word-count="132" meta:character-count="974" meta:non-whitespace-character-count="833"/>
    <meta:generator>LibreOffice/5.0.1.2$Windows_X86_64 LibreOffice_project/81898c9f5c0d43f3473ba111d7b351050be20261</meta:generator>
  </office:meta>
</office:document-meta>
</file>